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shapes>
          <draw:frame draw:z-index="0" draw:style-name="gr1" svg:width="3.1492in" svg:height="2.7555in" svg:x="15.3098in" svg:y="5.7213in">
            <draw:object draw:notify-on-update-of-ranges="Data.T2:Data.T5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row table:style-name="ro1">
          <table:table-cell office:value-type="string">
            <text:p>JpsiPTCut</text:p>
          </table:table-cell>
          <table:table-cell office:value-type="string">
            <text:p>JpsiPVCHI2Cut</text:p>
          </table:table-cell>
          <table:table-cell office:value-type="string">
            <text:p>MuPTCut</text:p>
          </table:table-cell>
          <table:table-cell office:value-type="string">
            <text:p>MuPCut</text:p>
          </table:table-cell>
          <table:table-cell office:value-type="string">
            <text:p>MuCHI2Cut</text:p>
          </table:table-cell>
          <table:table-cell office:value-type="string">
            <text:p>MuDLLCut</text:p>
          </table:table-cell>
          <table:table-cell office:value-type="string">
            <text:p>Mean</text:p>
          </table:table-cell>
          <table:table-cell office:value-type="string">
            <text:p>Mean Err.</text:p>
          </table:table-cell>
          <table:table-cell office:value-type="string">
            <text:p>Width</text:p>
          </table:table-cell>
          <table:table-cell office:value-type="string">
            <text:p>Width Err.</text:p>
          </table:table-cell>
          <table:table-cell office:value-type="string">
            <text:p>S</text:p>
          </table:table-cell>
          <table:table-cell table:style-name="ce1" office:value-type="string">
            <text:p>S/(S+B)</text:p>
          </table:table-cell>
          <table:table-cell office:value-type="string">
            <text:p>S/B</text:p>
          </table:table-cell>
          <table:table-cell office:value-type="string">
            <text:p>S/sqrt(S+B)</text:p>
          </table:table-cell>
          <table:table-cell table:number-columns-repeated="2"/>
          <table:table-cell office:value-type="string">
            <text:p>Covariances</text:p>
          </table:table-cell>
          <table:table-cell/>
          <table:table-cell office:value-type="string">
            <text:p>B</text:p>
          </table:table-cell>
          <table:table-cell table:style-name="ce1" office:value-type="string">
            <text:p>S/(1+sqrt(B))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table:style-name="ce2"/>
          <table:table-cell table:style-name="ce2" office:value-type="string">
            <text:p>Cut / Mean</text:p>
          </table:table-cell>
          <table:table-cell table:style-name="ce3" table:formula="of:=CORREL('MuPCut';'Mean')" office:value-type="float" office:value="-0.611850403987998">
            <text:p>-0.6119</text:p>
          </table:table-cell>
          <table:table-cell/>
          <table:table-cell table:formula="of:=[.K2]/[.M2]" office:value-type="float" office:value="79065.4800158393">
            <text:p>79065.48</text:p>
          </table:table-cell>
          <table:table-cell table:formula="of:=[.K2]/(1+SQRT([.S2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table:style-name="ce2"/>
          <table:table-cell table:style-name="ce2" office:value-type="string">
            <text:p>Cut / Mean Err.</text:p>
          </table:table-cell>
          <table:table-cell table:style-name="ce3" table:formula="of:=CORREL('MuPCut';'Mean Err.')" office:value-type="float" office:value="0.85077274318935">
            <text:p>0.8508</text:p>
          </table:table-cell>
          <table:table-cell/>
          <table:table-cell table:formula="of:=[.K3]/[.M3]" office:value-type="float" office:value="79065.4800158393">
            <text:p>79065.48</text:p>
          </table:table-cell>
          <table:table-cell table:formula="of:=[.K3]/(1+SQRT([.S3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table:style-name="ce2"/>
          <table:table-cell office:value-type="string">
            <text:p>Cut / Width</text:p>
          </table:table-cell>
          <table:table-cell table:style-name="ce3" table:formula="of:=CORREL('MuPCut';'Width')" office:value-type="float" office:value="0.842986432509475">
            <text:p>0.8430</text:p>
          </table:table-cell>
          <table:table-cell/>
          <table:table-cell table:formula="of:=[.K4]/[.M4]" office:value-type="float" office:value="79065.4800158393">
            <text:p>79065.48</text:p>
          </table:table-cell>
          <table:table-cell table:formula="of:=[.K4]/(1+SQRT([.S4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table:style-name="ce2"/>
          <table:table-cell office:value-type="string">
            <text:p>Cut / Width Err.</text:p>
          </table:table-cell>
          <table:table-cell table:style-name="ce3" table:formula="of:=CORREL('MuPCut';'Width Err.')" office:value-type="float" office:value="0.796326636676188">
            <text:p>0.7963</text:p>
          </table:table-cell>
          <table:table-cell/>
          <table:table-cell table:formula="of:=[.K5]/[.M5]" office:value-type="float" office:value="79065.4800158393">
            <text:p>79065.48</text:p>
          </table:table-cell>
          <table:table-cell table:formula="of:=[.K5]/(1+SQRT([.S5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table:style-name="ce2"/>
          <table:table-cell table:style-name="ce2" office:value-type="string">
            <text:p>Cut / S</text:p>
          </table:table-cell>
          <table:table-cell table:style-name="ce3" table:formula="of:=CORREL('MuPCut';'S')" office:value-type="float" office:value="-0.913056120270826">
            <text:p>-0.9131</text:p>
          </table:table-cell>
          <table:table-cell/>
          <table:table-cell table:formula="of:=[.K6]/[.M6]" office:value-type="float" office:value="79065.4800158393">
            <text:p>79065.48</text:p>
          </table:table-cell>
          <table:table-cell table:formula="of:=[.K6]/(1+SQRT([.S6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table:style-name="ce2"/>
          <table:table-cell table:style-name="ce2" office:value-type="string">
            <text:p>Cut / S/(S+B)</text:p>
          </table:table-cell>
          <table:table-cell table:style-name="ce3" table:formula="of:=CORREL('MuPCut';'S/(S+B)')" office:value-type="float" office:value="0.865533766104807">
            <text:p>0.8655</text:p>
          </table:table-cell>
          <table:table-cell/>
          <table:table-cell table:formula="of:=[.K7]/[.M7]" office:value-type="float" office:value="79065.4800158393">
            <text:p>79065.48</text:p>
          </table:table-cell>
          <table:table-cell table:formula="of:=[.K7]/(1+SQRT([.S7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table:style-name="ce2"/>
          <table:table-cell table:style-name="ce2" office:value-type="string">
            <text:p>Cut / S/B</text:p>
          </table:table-cell>
          <table:table-cell table:style-name="ce3" table:formula="of:=CORREL('MuPCut';'S/B')" office:value-type="float" office:value="0.87353387075087">
            <text:p>0.8735</text:p>
          </table:table-cell>
          <table:table-cell/>
          <table:table-cell table:formula="of:=[.K8]/[.M8]" office:value-type="float" office:value="79065.4800158393">
            <text:p>79065.48</text:p>
          </table:table-cell>
          <table:table-cell table:formula="of:=[.K8]/(1+SQRT([.S8]))" office:value-type="float" office:value="863.246698636563">
            <text:p>863.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office:value-type="string">
            <text:p><text:s/></text:p>
          </table:table-cell>
          <table:table-cell table:style-name="ce2" office:value-type="string">
            <text:p>Cut / S/sqrt(S+B)</text:p>
          </table:table-cell>
          <table:table-cell table:style-name="ce3" table:formula="of:=CORREL('MuPCut';'S/sqrt(S+B)')" office:value-type="float" office:value="-0.88526056366914">
            <text:p>-0.8853</text:p>
          </table:table-cell>
          <table:table-cell/>
          <table:table-cell table:formula="of:=[.K9]/[.M9]" office:value-type="float" office:value="79065.4800158393">
            <text:p>79065.48</text:p>
          </table:table-cell>
          <table:table-cell table:formula="of:=[.K9]/(1+SQRT([.S9]))" office:value-type="float" office:value="863.246698636563">
            <text:p>863.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office:value-type="string">
            <text:p><text:s/></text:p>
          </table:table-cell>
          <table:table-cell table:style-name="ce2" office:value-type="string">
            <text:p>Error / Sig</text:p>
          </table:table-cell>
          <table:table-cell table:style-name="ce4" table:formula="of:=CORREL('Mean Err.';'S/sqrt(S+B)')" office:value-type="float" office:value="-0.887678284745467">
            <text:p>-0.8877</text:p>
          </table:table-cell>
          <table:table-cell/>
          <table:table-cell table:formula="of:=[.K10]/[.M10]" office:value-type="float" office:value="79065.4800158393">
            <text:p>79065.48</text:p>
          </table:table-cell>
          <table:table-cell table:formula="of:=[.K10]/(1+SQRT([.S10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250">
            <text:p>2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office:value-type="string">
            <text:p><text:s/></text:p>
          </table:table-cell>
          <table:table-cell table:number-columns-repeated="3"/>
          <table:table-cell table:formula="of:=[.K11]/[.M11]" office:value-type="float" office:value="79065.4800158393">
            <text:p>79065.48</text:p>
          </table:table-cell>
          <table:table-cell table:formula="of:=[.K11]/(1+SQRT([.S11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office:value-type="string">
            <text:p><text:s/></text:p>
          </table:table-cell>
          <table:table-cell table:number-columns-repeated="3"/>
          <table:table-cell table:formula="of:=[.K12]/[.M12]" office:value-type="float" office:value="79065.4800158393">
            <text:p>79065.48</text:p>
          </table:table-cell>
          <table:table-cell table:formula="of:=[.K12]/(1+SQRT([.S12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750">
            <text:p>2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office:value-type="string">
            <text:p><text:s/></text:p>
          </table:table-cell>
          <table:table-cell table:number-columns-repeated="3"/>
          <table:table-cell table:formula="of:=[.K13]/[.M13]" office:value-type="float" office:value="79065.4800158393">
            <text:p>79065.48</text:p>
          </table:table-cell>
          <table:table-cell table:formula="of:=[.K13]/(1+SQRT([.S13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226">
            <text:p>0.03</text:p>
          </table:table-cell>
          <table:table-cell office:value-type="float" office:value="13.5184">
            <text:p>13.52</text:p>
          </table:table-cell>
          <table:table-cell office:value-type="float" office:value="0.0298806">
            <text:p>0.03</text:p>
          </table:table-cell>
          <table:table-cell office:value-type="float" office:value="243596">
            <text:p>243596</text:p>
          </table:table-cell>
          <table:table-cell office:value-type="float" office:value="0.754959">
            <text:p>0.75</text:p>
          </table:table-cell>
          <table:table-cell office:value-type="float" office:value="3.08094">
            <text:p>3.08</text:p>
          </table:table-cell>
          <table:table-cell office:value-type="float" office:value="428.841">
            <text:p>428.84</text:p>
          </table:table-cell>
          <table:table-cell office:value-type="string">
            <text:p><text:s/></text:p>
          </table:table-cell>
          <table:table-cell table:number-columns-repeated="3"/>
          <table:table-cell table:formula="of:=[.K14]/[.M14]" office:value-type="float" office:value="79065.4800158393">
            <text:p>79065.48</text:p>
          </table:table-cell>
          <table:table-cell table:formula="of:=[.K14]/(1+SQRT([.S14]))" office:value-type="float" office:value="863.246698636563">
            <text:p>863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250">
            <text:p>3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317">
            <text:p>0.03</text:p>
          </table:table-cell>
          <table:table-cell office:value-type="float" office:value="13.519">
            <text:p>13.52</text:p>
          </table:table-cell>
          <table:table-cell office:value-type="float" office:value="0.0298849">
            <text:p>0.03</text:p>
          </table:table-cell>
          <table:table-cell office:value-type="float" office:value="243487">
            <text:p>243487</text:p>
          </table:table-cell>
          <table:table-cell office:value-type="float" office:value="0.755217">
            <text:p>0.76</text:p>
          </table:table-cell>
          <table:table-cell office:value-type="float" office:value="3.08525">
            <text:p>3.09</text:p>
          </table:table-cell>
          <table:table-cell office:value-type="float" office:value="428.819">
            <text:p>428.82</text:p>
          </table:table-cell>
          <table:table-cell office:value-type="string">
            <text:p><text:s/></text:p>
          </table:table-cell>
          <table:table-cell table:number-columns-repeated="3"/>
          <table:table-cell table:formula="of:=[.K15]/[.M15]" office:value-type="float" office:value="78919.6985657564">
            <text:p>78919.7</text:p>
          </table:table-cell>
          <table:table-cell table:formula="of:=[.K15]/(1+SQRT([.S15]))" office:value-type="float" office:value="863.654178477956">
            <text:p>863.6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506">
            <text:p>0.03</text:p>
          </table:table-cell>
          <table:table-cell office:value-type="float" office:value="13.5179">
            <text:p>13.52</text:p>
          </table:table-cell>
          <table:table-cell office:value-type="float" office:value="0.0298984">
            <text:p>0.03</text:p>
          </table:table-cell>
          <table:table-cell office:value-type="float" office:value="243246">
            <text:p>243246</text:p>
          </table:table-cell>
          <table:table-cell office:value-type="float" office:value="0.755448">
            <text:p>0.76</text:p>
          </table:table-cell>
          <table:table-cell office:value-type="float" office:value="3.08911">
            <text:p>3.09</text:p>
          </table:table-cell>
          <table:table-cell office:value-type="float" office:value="428.672">
            <text:p>428.67</text:p>
          </table:table-cell>
          <table:table-cell office:value-type="string">
            <text:p><text:s/></text:p>
          </table:table-cell>
          <table:table-cell table:number-columns-repeated="3"/>
          <table:table-cell table:formula="of:=[.K16]/[.M16]" office:value-type="float" office:value="78743.0683918669">
            <text:p>78743.07</text:p>
          </table:table-cell>
          <table:table-cell table:formula="of:=[.K16]/(1+SQRT([.S16]))" office:value-type="float" office:value="863.763050757667">
            <text:p>863.76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750">
            <text:p>3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7771">
            <text:p>0.03</text:p>
          </table:table-cell>
          <table:table-cell office:value-type="float" office:value="13.5198">
            <text:p>13.52</text:p>
          </table:table-cell>
          <table:table-cell office:value-type="float" office:value="0.0299269">
            <text:p>0.03</text:p>
          </table:table-cell>
          <table:table-cell office:value-type="float" office:value="242925">
            <text:p>242925</text:p>
          </table:table-cell>
          <table:table-cell office:value-type="float" office:value="0.75584">
            <text:p>0.76</text:p>
          </table:table-cell>
          <table:table-cell office:value-type="float" office:value="3.09567">
            <text:p>3.1</text:p>
          </table:table-cell>
          <table:table-cell office:value-type="float" office:value="428.501">
            <text:p>428.5</text:p>
          </table:table-cell>
          <table:table-cell office:value-type="string">
            <text:p><text:s/></text:p>
          </table:table-cell>
          <table:table-cell table:number-columns-repeated="3"/>
          <table:table-cell table:formula="of:=[.K17]/[.M17]" office:value-type="float" office:value="78472.5116049191">
            <text:p>78472.51</text:p>
          </table:table-cell>
          <table:table-cell table:formula="of:=[.K17]/(1+SQRT([.S17]))" office:value-type="float" office:value="864.10369176206">
            <text:p>864.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8068">
            <text:p>0.03</text:p>
          </table:table-cell>
          <table:table-cell office:value-type="float" office:value="13.5219">
            <text:p>13.52</text:p>
          </table:table-cell>
          <table:table-cell office:value-type="float" office:value="0.0299507">
            <text:p>0.03</text:p>
          </table:table-cell>
          <table:table-cell office:value-type="float" office:value="242581">
            <text:p>242581</text:p>
          </table:table-cell>
          <table:table-cell office:value-type="float" office:value="0.756421">
            <text:p>0.76</text:p>
          </table:table-cell>
          <table:table-cell office:value-type="float" office:value="3.10545">
            <text:p>3.11</text:p>
          </table:table-cell>
          <table:table-cell office:value-type="float" office:value="428.362">
            <text:p>428.36</text:p>
          </table:table-cell>
          <table:table-cell office:value-type="string">
            <text:p><text:s/></text:p>
          </table:table-cell>
          <table:table-cell table:number-columns-repeated="3"/>
          <table:table-cell table:formula="of:=[.K18]/[.M18]" office:value-type="float" office:value="78114.6049686841">
            <text:p>78114.6</text:p>
          </table:table-cell>
          <table:table-cell table:formula="of:=[.K18]/(1+SQRT([.S18]))" office:value-type="float" office:value="864.847535735904">
            <text:p>864.8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4250">
            <text:p>4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8303">
            <text:p>0.03</text:p>
          </table:table-cell>
          <table:table-cell office:value-type="float" office:value="13.522">
            <text:p>13.52</text:p>
          </table:table-cell>
          <table:table-cell office:value-type="float" office:value="0.0299791">
            <text:p>0.03</text:p>
          </table:table-cell>
          <table:table-cell office:value-type="float" office:value="242141">
            <text:p>242141</text:p>
          </table:table-cell>
          <table:table-cell office:value-type="float" office:value="0.757031">
            <text:p>0.76</text:p>
          </table:table-cell>
          <table:table-cell office:value-type="float" office:value="3.11575">
            <text:p>3.12</text:p>
          </table:table-cell>
          <table:table-cell office:value-type="float" office:value="428.145">
            <text:p>428.15</text:p>
          </table:table-cell>
          <table:table-cell office:value-type="string">
            <text:p><text:s/></text:p>
          </table:table-cell>
          <table:table-cell table:number-columns-repeated="3"/>
          <table:table-cell table:formula="of:=[.K19]/[.M19]" office:value-type="float" office:value="77715.1568643184">
            <text:p>77715.16</text:p>
          </table:table-cell>
          <table:table-cell table:formula="of:=[.K19]/(1+SQRT([.S19]))" office:value-type="float" office:value="865.486671866358">
            <text:p>865.4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874">
            <text:p>0.03</text:p>
          </table:table-cell>
          <table:table-cell office:value-type="float" office:value="13.526">
            <text:p>13.53</text:p>
          </table:table-cell>
          <table:table-cell office:value-type="float" office:value="0.0300001">
            <text:p>0.03</text:p>
          </table:table-cell>
          <table:table-cell office:value-type="float" office:value="241651">
            <text:p>241651</text:p>
          </table:table-cell>
          <table:table-cell office:value-type="float" office:value="0.757858">
            <text:p>0.76</text:p>
          </table:table-cell>
          <table:table-cell office:value-type="float" office:value="3.12981">
            <text:p>3.13</text:p>
          </table:table-cell>
          <table:table-cell office:value-type="float" office:value="427.946">
            <text:p>427.95</text:p>
          </table:table-cell>
          <table:table-cell office:value-type="string">
            <text:p><text:s/></text:p>
          </table:table-cell>
          <table:table-cell table:number-columns-repeated="3"/>
          <table:table-cell table:formula="of:=[.K20]/[.M20]" office:value-type="float" office:value="77209.4791696621">
            <text:p>77209.48</text:p>
          </table:table-cell>
          <table:table-cell table:formula="of:=[.K20]/(1+SQRT([.S20]))" office:value-type="float" office:value="866.549002897802">
            <text:p>866.5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4750">
            <text:p>4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928">
            <text:p>0.03</text:p>
          </table:table-cell>
          <table:table-cell office:value-type="float" office:value="13.5264">
            <text:p>13.53</text:p>
          </table:table-cell>
          <table:table-cell office:value-type="float" office:value="0.0300614">
            <text:p>0.03</text:p>
          </table:table-cell>
          <table:table-cell office:value-type="float" office:value="240988">
            <text:p>240988</text:p>
          </table:table-cell>
          <table:table-cell office:value-type="float" office:value="0.758438">
            <text:p>0.76</text:p>
          </table:table-cell>
          <table:table-cell office:value-type="float" office:value="3.13972">
            <text:p>3.14</text:p>
          </table:table-cell>
          <table:table-cell office:value-type="float" office:value="427.522">
            <text:p>427.52</text:p>
          </table:table-cell>
          <table:table-cell office:value-type="string">
            <text:p><text:s/></text:p>
          </table:table-cell>
          <table:table-cell table:number-columns-repeated="3"/>
          <table:table-cell table:formula="of:=[.K21]/[.M21]" office:value-type="float" office:value="76754.6150612156">
            <text:p>76754.62</text:p>
          </table:table-cell>
          <table:table-cell table:formula="of:=[.K21]/(1+SQRT([.S21]))" office:value-type="float" office:value="866.719169856818">
            <text:p>866.7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4">
            <text:p>3099.74</text:p>
          </table:table-cell>
          <table:table-cell office:value-type="float" office:value="0.032992">
            <text:p>0.03</text:p>
          </table:table-cell>
          <table:table-cell office:value-type="float" office:value="13.5308">
            <text:p>13.53</text:p>
          </table:table-cell>
          <table:table-cell office:value-type="float" office:value="0.0301029">
            <text:p>0.03</text:p>
          </table:table-cell>
          <table:table-cell office:value-type="float" office:value="240303">
            <text:p>240303</text:p>
          </table:table-cell>
          <table:table-cell office:value-type="float" office:value="0.759401">
            <text:p>0.76</text:p>
          </table:table-cell>
          <table:table-cell office:value-type="float" office:value="3.1563">
            <text:p>3.16</text:p>
          </table:table-cell>
          <table:table-cell office:value-type="float" office:value="427.184">
            <text:p>427.18</text:p>
          </table:table-cell>
          <table:table-cell office:value-type="string">
            <text:p><text:s/></text:p>
          </table:table-cell>
          <table:table-cell table:number-columns-repeated="3"/>
          <table:table-cell table:formula="of:=[.K22]/[.M22]" office:value-type="float" office:value="76134.3978709248">
            <text:p>76134.4</text:p>
          </table:table-cell>
          <table:table-cell table:formula="of:=[.K22]/(1+SQRT([.S22]))" office:value-type="float" office:value="867.755986938388">
            <text:p>867.76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250">
            <text:p>5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3">
            <text:p>3099.73</text:p>
          </table:table-cell>
          <table:table-cell office:value-type="float" office:value="0.0330448">
            <text:p>0.03</text:p>
          </table:table-cell>
          <table:table-cell office:value-type="float" office:value="13.5318">
            <text:p>13.53</text:p>
          </table:table-cell>
          <table:table-cell office:value-type="float" office:value="0.0301634">
            <text:p>0.03</text:p>
          </table:table-cell>
          <table:table-cell office:value-type="float" office:value="239502">
            <text:p>239502</text:p>
          </table:table-cell>
          <table:table-cell office:value-type="float" office:value="0.760157">
            <text:p>0.76</text:p>
          </table:table-cell>
          <table:table-cell office:value-type="float" office:value="3.1694">
            <text:p>3.17</text:p>
          </table:table-cell>
          <table:table-cell office:value-type="float" office:value="426.684">
            <text:p>426.68</text:p>
          </table:table-cell>
          <table:table-cell table:number-columns-repeated="4"/>
          <table:table-cell table:formula="of:=[.K23]/[.M23]" office:value-type="float" office:value="75566.9842872468">
            <text:p>75566.98</text:p>
          </table:table-cell>
          <table:table-cell table:formula="of:=[.K23]/(1+SQRT([.S23]))" office:value-type="float" office:value="868.092705400148">
            <text:p>868.0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3">
            <text:p>3099.73</text:p>
          </table:table-cell>
          <table:table-cell office:value-type="float" office:value="0.0331392">
            <text:p>0.03</text:p>
          </table:table-cell>
          <table:table-cell office:value-type="float" office:value="13.5383">
            <text:p>13.54</text:p>
          </table:table-cell>
          <table:table-cell office:value-type="float" office:value="0.0302399">
            <text:p>0.03</text:p>
          </table:table-cell>
          <table:table-cell office:value-type="float" office:value="238561">
            <text:p>238561</text:p>
          </table:table-cell>
          <table:table-cell office:value-type="float" office:value="0.760895">
            <text:p>0.76</text:p>
          </table:table-cell>
          <table:table-cell office:value-type="float" office:value="3.18227">
            <text:p>3.18</text:p>
          </table:table-cell>
          <table:table-cell office:value-type="float" office:value="426.052">
            <text:p>426.05</text:p>
          </table:table-cell>
          <table:table-cell table:number-columns-repeated="4"/>
          <table:table-cell table:formula="of:=[.K24]/[.M24]" office:value-type="float" office:value="74965.6691606935">
            <text:p>74965.67</text:p>
          </table:table-cell>
          <table:table-cell table:formula="of:=[.K24]/(1+SQRT([.S24]))" office:value-type="float" office:value="868.130356779314">
            <text:p>868.1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750">
            <text:p>5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3">
            <text:p>3099.73</text:p>
          </table:table-cell>
          <table:table-cell office:value-type="float" office:value="0.0332475">
            <text:p>0.03</text:p>
          </table:table-cell>
          <table:table-cell office:value-type="float" office:value="13.5457">
            <text:p>13.55</text:p>
          </table:table-cell>
          <table:table-cell office:value-type="float" office:value="0.0303464">
            <text:p>0.03</text:p>
          </table:table-cell>
          <table:table-cell office:value-type="float" office:value="237499">
            <text:p>237499</text:p>
          </table:table-cell>
          <table:table-cell office:value-type="float" office:value="0.7619">
            <text:p>0.76</text:p>
          </table:table-cell>
          <table:table-cell office:value-type="float" office:value="3.19992">
            <text:p>3.2</text:p>
          </table:table-cell>
          <table:table-cell office:value-type="float" office:value="425.383">
            <text:p>425.38</text:p>
          </table:table-cell>
          <table:table-cell table:number-columns-repeated="4"/>
          <table:table-cell table:formula="of:=[.K25]/[.M25]" office:value-type="float" office:value="74220.2930073252">
            <text:p>74220.29</text:p>
          </table:table-cell>
          <table:table-cell table:formula="of:=[.K25]/(1+SQRT([.S25]))" office:value-type="float" office:value="868.578838801493">
            <text:p>868.5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3">
            <text:p>3099.73</text:p>
          </table:table-cell>
          <table:table-cell office:value-type="float" office:value="0.0333656">
            <text:p>0.03</text:p>
          </table:table-cell>
          <table:table-cell office:value-type="float" office:value="13.5525">
            <text:p>13.55</text:p>
          </table:table-cell>
          <table:table-cell office:value-type="float" office:value="0.0304682">
            <text:p>0.03</text:p>
          </table:table-cell>
          <table:table-cell office:value-type="float" office:value="236318">
            <text:p>236318</text:p>
          </table:table-cell>
          <table:table-cell office:value-type="float" office:value="0.762896">
            <text:p>0.76</text:p>
          </table:table-cell>
          <table:table-cell office:value-type="float" office:value="3.21756">
            <text:p>3.22</text:p>
          </table:table-cell>
          <table:table-cell office:value-type="float" office:value="424.601">
            <text:p>424.6</text:p>
          </table:table-cell>
          <table:table-cell table:number-columns-repeated="4"/>
          <table:table-cell table:formula="of:=[.K26]/[.M26]" office:value-type="float" office:value="73446.3382190231">
            <text:p>73446.34</text:p>
          </table:table-cell>
          <table:table-cell table:formula="of:=[.K26]/(1+SQRT([.S26]))" office:value-type="float" office:value="868.784718371248">
            <text:p>868.7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250">
            <text:p>6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2">
            <text:p>3099.72</text:p>
          </table:table-cell>
          <table:table-cell office:value-type="float" office:value="0.033503">
            <text:p>0.03</text:p>
          </table:table-cell>
          <table:table-cell office:value-type="float" office:value="13.56">
            <text:p>13.56</text:p>
          </table:table-cell>
          <table:table-cell office:value-type="float" office:value="0.0305787">
            <text:p>0.03</text:p>
          </table:table-cell>
          <table:table-cell office:value-type="float" office:value="234985">
            <text:p>234985</text:p>
          </table:table-cell>
          <table:table-cell office:value-type="float" office:value="0.763715">
            <text:p>0.76</text:p>
          </table:table-cell>
          <table:table-cell office:value-type="float" office:value="3.23218">
            <text:p>3.23</text:p>
          </table:table-cell>
          <table:table-cell office:value-type="float" office:value="423.629">
            <text:p>423.63</text:p>
          </table:table-cell>
          <table:table-cell table:number-columns-repeated="4"/>
          <table:table-cell table:formula="of:=[.K27]/[.M27]" office:value-type="float" office:value="72701.7059693458">
            <text:p>72701.71</text:p>
          </table:table-cell>
          <table:table-cell table:formula="of:=[.K27]/(1+SQRT([.S27]))" office:value-type="float" office:value="868.280662253927">
            <text:p>868.2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500">
            <text:p>6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2">
            <text:p>3099.72</text:p>
          </table:table-cell>
          <table:table-cell office:value-type="float" office:value="0.0336432">
            <text:p>0.03</text:p>
          </table:table-cell>
          <table:table-cell office:value-type="float" office:value="13.5671">
            <text:p>13.57</text:p>
          </table:table-cell>
          <table:table-cell office:value-type="float" office:value="0.0307029">
            <text:p>0.03</text:p>
          </table:table-cell>
          <table:table-cell office:value-type="float" office:value="233579">
            <text:p>233579</text:p>
          </table:table-cell>
          <table:table-cell office:value-type="float" office:value="0.764793">
            <text:p>0.76</text:p>
          </table:table-cell>
          <table:table-cell office:value-type="float" office:value="3.25157">
            <text:p>3.25</text:p>
          </table:table-cell>
          <table:table-cell office:value-type="float" office:value="422.658">
            <text:p>422.66</text:p>
          </table:table-cell>
          <table:table-cell table:number-columns-repeated="4"/>
          <table:table-cell table:formula="of:=[.K28]/[.M28]" office:value-type="float" office:value="71835.7593408723">
            <text:p>71835.76</text:p>
          </table:table-cell>
          <table:table-cell table:formula="of:=[.K28]/(1+SQRT([.S28]))" office:value-type="float" office:value="868.252610133369">
            <text:p>868.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750">
            <text:p>6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2">
            <text:p>3099.72</text:p>
          </table:table-cell>
          <table:table-cell office:value-type="float" office:value="0.0337936">
            <text:p>0.03</text:p>
          </table:table-cell>
          <table:table-cell office:value-type="float" office:value="13.5783">
            <text:p>13.58</text:p>
          </table:table-cell>
          <table:table-cell office:value-type="float" office:value="0.0308412">
            <text:p>0.03</text:p>
          </table:table-cell>
          <table:table-cell office:value-type="float" office:value="232042">
            <text:p>232042</text:p>
          </table:table-cell>
          <table:table-cell office:value-type="float" office:value="0.765815">
            <text:p>0.77</text:p>
          </table:table-cell>
          <table:table-cell office:value-type="float" office:value="3.27012">
            <text:p>3.27</text:p>
          </table:table-cell>
          <table:table-cell office:value-type="float" office:value="421.546">
            <text:p>421.55</text:p>
          </table:table-cell>
          <table:table-cell table:number-columns-repeated="4"/>
          <table:table-cell table:formula="of:=[.K29]/[.M29]" office:value-type="float" office:value="70958.2522965518">
            <text:p>70958.25</text:p>
          </table:table-cell>
          <table:table-cell table:formula="of:=[.K29]/(1+SQRT([.S29]))" office:value-type="float" office:value="867.836356023748">
            <text:p>867.8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2">
            <text:p>3099.72</text:p>
          </table:table-cell>
          <table:table-cell office:value-type="float" office:value="0.0339516">
            <text:p>0.03</text:p>
          </table:table-cell>
          <table:table-cell office:value-type="float" office:value="13.5864">
            <text:p>13.59</text:p>
          </table:table-cell>
          <table:table-cell office:value-type="float" office:value="0.0309948">
            <text:p>0.03</text:p>
          </table:table-cell>
          <table:table-cell office:value-type="float" office:value="230469">
            <text:p>230469</text:p>
          </table:table-cell>
          <table:table-cell office:value-type="float" office:value="0.767027">
            <text:p>0.77</text:p>
          </table:table-cell>
          <table:table-cell office:value-type="float" office:value="3.29234">
            <text:p>3.29</text:p>
          </table:table-cell>
          <table:table-cell office:value-type="float" office:value="420.447">
            <text:p>420.45</text:p>
          </table:table-cell>
          <table:table-cell table:number-columns-repeated="4"/>
          <table:table-cell table:formula="of:=[.K30]/[.M30]" office:value-type="float" office:value="70001.5794237533">
            <text:p>70001.58</text:p>
          </table:table-cell>
          <table:table-cell table:formula="of:=[.K30]/(1+SQRT([.S30]))" office:value-type="float" office:value="867.801171047779">
            <text:p>867.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250">
            <text:p>7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2">
            <text:p>3099.72</text:p>
          </table:table-cell>
          <table:table-cell office:value-type="float" office:value="0.0341101">
            <text:p>0.03</text:p>
          </table:table-cell>
          <table:table-cell office:value-type="float" office:value="13.5975">
            <text:p>13.6</text:p>
          </table:table-cell>
          <table:table-cell office:value-type="float" office:value="0.0311303">
            <text:p>0.03</text:p>
          </table:table-cell>
          <table:table-cell office:value-type="float" office:value="228886">
            <text:p>228886</text:p>
          </table:table-cell>
          <table:table-cell office:value-type="float" office:value="0.768281">
            <text:p>0.77</text:p>
          </table:table-cell>
          <table:table-cell office:value-type="float" office:value="3.31558">
            <text:p>3.32</text:p>
          </table:table-cell>
          <table:table-cell office:value-type="float" office:value="419.343">
            <text:p>419.34</text:p>
          </table:table-cell>
          <table:table-cell table:number-columns-repeated="4"/>
          <table:table-cell table:formula="of:=[.K31]/[.M31]" office:value-type="float" office:value="69033.4722733277">
            <text:p>69033.47</text:p>
          </table:table-cell>
          <table:table-cell table:formula="of:=[.K31]/(1+SQRT([.S31]))" office:value-type="float" office:value="867.839829107509">
            <text:p>867.8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500">
            <text:p>7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2">
            <text:p>3099.72</text:p>
          </table:table-cell>
          <table:table-cell office:value-type="float" office:value="0.034332">
            <text:p>0.03</text:p>
          </table:table-cell>
          <table:table-cell office:value-type="float" office:value="13.615">
            <text:p>13.62</text:p>
          </table:table-cell>
          <table:table-cell office:value-type="float" office:value="0.0313375">
            <text:p>0.03</text:p>
          </table:table-cell>
          <table:table-cell office:value-type="float" office:value="227255">
            <text:p>227255</text:p>
          </table:table-cell>
          <table:table-cell office:value-type="float" office:value="0.769643">
            <text:p>0.77</text:p>
          </table:table-cell>
          <table:table-cell office:value-type="float" office:value="3.34108">
            <text:p>3.34</text:p>
          </table:table-cell>
          <table:table-cell office:value-type="float" office:value="418.217">
            <text:p>418.22</text:p>
          </table:table-cell>
          <table:table-cell table:number-columns-repeated="4"/>
          <table:table-cell table:formula="of:=[.K32]/[.M32]" office:value-type="float" office:value="68018.425179882">
            <text:p>68018.43</text:p>
          </table:table-cell>
          <table:table-cell table:formula="of:=[.K32]/(1+SQRT([.S32]))" office:value-type="float" office:value="868.036780584994">
            <text:p>868.0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750">
            <text:p>7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1">
            <text:p>3099.71</text:p>
          </table:table-cell>
          <table:table-cell office:value-type="float" office:value="0.0345596">
            <text:p>0.03</text:p>
          </table:table-cell>
          <table:table-cell office:value-type="float" office:value="13.6262">
            <text:p>13.63</text:p>
          </table:table-cell>
          <table:table-cell office:value-type="float" office:value="0.031567">
            <text:p>0.03</text:p>
          </table:table-cell>
          <table:table-cell office:value-type="float" office:value="225574">
            <text:p>225574</text:p>
          </table:table-cell>
          <table:table-cell office:value-type="float" office:value="0.770824">
            <text:p>0.77</text:p>
          </table:table-cell>
          <table:table-cell office:value-type="float" office:value="3.36345">
            <text:p>3.36</text:p>
          </table:table-cell>
          <table:table-cell office:value-type="float" office:value="416.986">
            <text:p>416.99</text:p>
          </table:table-cell>
          <table:table-cell table:number-columns-repeated="4"/>
          <table:table-cell table:formula="of:=[.K33]/[.M33]" office:value-type="float" office:value="67066.2563736639">
            <text:p>67066.26</text:p>
          </table:table-cell>
          <table:table-cell table:formula="of:=[.K33]/(1+SQRT([.S33]))" office:value-type="float" office:value="867.687299972788">
            <text:p>867.6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1">
            <text:p>3099.71</text:p>
          </table:table-cell>
          <table:table-cell office:value-type="float" office:value="0.0347813">
            <text:p>0.03</text:p>
          </table:table-cell>
          <table:table-cell office:value-type="float" office:value="13.6372">
            <text:p>13.64</text:p>
          </table:table-cell>
          <table:table-cell office:value-type="float" office:value="0.0317883">
            <text:p>0.03</text:p>
          </table:table-cell>
          <table:table-cell office:value-type="float" office:value="223785">
            <text:p>223785</text:p>
          </table:table-cell>
          <table:table-cell office:value-type="float" office:value="0.772057">
            <text:p>0.77</text:p>
          </table:table-cell>
          <table:table-cell office:value-type="float" office:value="3.38707">
            <text:p>3.39</text:p>
          </table:table-cell>
          <table:table-cell office:value-type="float" office:value="415.662">
            <text:p>415.66</text:p>
          </table:table-cell>
          <table:table-cell table:number-columns-repeated="4"/>
          <table:table-cell table:formula="of:=[.K34]/[.M34]" office:value-type="float" office:value="66070.3794134754">
            <text:p>66070.38</text:p>
          </table:table-cell>
          <table:table-cell table:formula="of:=[.K34]/(1+SQRT([.S34]))" office:value-type="float" office:value="867.243917095497">
            <text:p>867.2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250">
            <text:p>8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1">
            <text:p>3099.71</text:p>
          </table:table-cell>
          <table:table-cell office:value-type="float" office:value="0.0350555">
            <text:p>0.04</text:p>
          </table:table-cell>
          <table:table-cell office:value-type="float" office:value="13.6584">
            <text:p>13.66</text:p>
          </table:table-cell>
          <table:table-cell office:value-type="float" office:value="0.0320468">
            <text:p>0.03</text:p>
          </table:table-cell>
          <table:table-cell office:value-type="float" office:value="221462">
            <text:p>221462</text:p>
          </table:table-cell>
          <table:table-cell office:value-type="float" office:value="0.773417">
            <text:p>0.77</text:p>
          </table:table-cell>
          <table:table-cell office:value-type="float" office:value="3.41339">
            <text:p>3.41</text:p>
          </table:table-cell>
          <table:table-cell office:value-type="float" office:value="413.863">
            <text:p>413.86</text:p>
          </table:table-cell>
          <table:table-cell table:number-columns-repeated="4"/>
          <table:table-cell table:formula="of:=[.K35]/[.M35]" office:value-type="float" office:value="64880.3681970124">
            <text:p>64880.37</text:p>
          </table:table-cell>
          <table:table-cell table:formula="of:=[.K35]/(1+SQRT([.S35]))" office:value-type="float" office:value="866.045860163292">
            <text:p>866.0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500">
            <text:p>8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">
            <text:p>3099.7</text:p>
          </table:table-cell>
          <table:table-cell office:value-type="float" office:value="0.0353805">
            <text:p>0.04</text:p>
          </table:table-cell>
          <table:table-cell office:value-type="float" office:value="13.6839">
            <text:p>13.68</text:p>
          </table:table-cell>
          <table:table-cell office:value-type="float" office:value="0.0323679">
            <text:p>0.03</text:p>
          </table:table-cell>
          <table:table-cell office:value-type="float" office:value="218975">
            <text:p>218975</text:p>
          </table:table-cell>
          <table:table-cell office:value-type="float" office:value="0.775117">
            <text:p>0.78</text:p>
          </table:table-cell>
          <table:table-cell office:value-type="float" office:value="3.44675">
            <text:p>3.45</text:p>
          </table:table-cell>
          <table:table-cell office:value-type="float" office:value="411.985">
            <text:p>411.99</text:p>
          </table:table-cell>
          <table:table-cell table:number-columns-repeated="4"/>
          <table:table-cell table:formula="of:=[.K36]/[.M36]" office:value-type="float" office:value="63530.8624066149">
            <text:p>63530.86</text:p>
          </table:table-cell>
          <table:table-cell table:formula="of:=[.K36]/(1+SQRT([.S36]))" office:value-type="float" office:value="865.331557574899">
            <text:p>865.3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750">
            <text:p>8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32">
            <text:p>3099.32</text:p>
          </table:table-cell>
          <table:table-cell office:value-type="float" office:value="0.0347465">
            <text:p>0.03</text:p>
          </table:table-cell>
          <table:table-cell office:value-type="float" office:value="14.0141">
            <text:p>14.01</text:p>
          </table:table-cell>
          <table:table-cell office:value-type="float" office:value="0.031141">
            <text:p>0.03</text:p>
          </table:table-cell>
          <table:table-cell office:value-type="float" office:value="205703">
            <text:p>205703</text:p>
          </table:table-cell>
          <table:table-cell office:value-type="float" office:value="0.737991">
            <text:p>0.74</text:p>
          </table:table-cell>
          <table:table-cell office:value-type="float" office:value="2.81667">
            <text:p>2.82</text:p>
          </table:table-cell>
          <table:table-cell office:value-type="float" office:value="389.624">
            <text:p>389.62</text:p>
          </table:table-cell>
          <table:table-cell table:number-columns-repeated="4"/>
          <table:table-cell table:formula="of:=[.K37]/[.M37]" office:value-type="float" office:value="73030.5644608705">
            <text:p>73030.56</text:p>
          </table:table-cell>
          <table:table-cell table:formula="of:=[.K37]/(1+SQRT([.S37]))" office:value-type="float" office:value="758.375341176554">
            <text:p>758.3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7">
            <text:p>3099.7</text:p>
          </table:table-cell>
          <table:table-cell office:value-type="float" office:value="0.0362283">
            <text:p>0.04</text:p>
          </table:table-cell>
          <table:table-cell office:value-type="float" office:value="13.7385">
            <text:p>13.74</text:p>
          </table:table-cell>
          <table:table-cell office:value-type="float" office:value="0.0332178">
            <text:p>0.03</text:p>
          </table:table-cell>
          <table:table-cell office:value-type="float" office:value="213767">
            <text:p>213767</text:p>
          </table:table-cell>
          <table:table-cell office:value-type="float" office:value="0.777839">
            <text:p>0.78</text:p>
          </table:table-cell>
          <table:table-cell office:value-type="float" office:value="3.50125">
            <text:p>3.5</text:p>
          </table:table-cell>
          <table:table-cell office:value-type="float" office:value="407.77">
            <text:p>407.77</text:p>
          </table:table-cell>
          <table:table-cell table:number-columns-repeated="4"/>
          <table:table-cell table:formula="of:=[.K38]/[.M38]" office:value-type="float" office:value="61054.4805426633">
            <text:p>61054.48</text:p>
          </table:table-cell>
          <table:table-cell table:formula="of:=[.K38]/(1+SQRT([.S38]))" office:value-type="float" office:value="861.643898300604">
            <text:p>861.6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250">
            <text:p>9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69">
            <text:p>3099.69</text:p>
          </table:table-cell>
          <table:table-cell office:value-type="float" office:value="0.0366336">
            <text:p>0.04</text:p>
          </table:table-cell>
          <table:table-cell office:value-type="float" office:value="13.7598">
            <text:p>13.76</text:p>
          </table:table-cell>
          <table:table-cell office:value-type="float" office:value="0.033615">
            <text:p>0.03</text:p>
          </table:table-cell>
          <table:table-cell office:value-type="float" office:value="211027">
            <text:p>211027</text:p>
          </table:table-cell>
          <table:table-cell office:value-type="float" office:value="0.779185">
            <text:p>0.78</text:p>
          </table:table-cell>
          <table:table-cell office:value-type="float" office:value="3.52867">
            <text:p>3.53</text:p>
          </table:table-cell>
          <table:table-cell office:value-type="float" office:value="405.499">
            <text:p>405.5</text:p>
          </table:table-cell>
          <table:table-cell table:number-columns-repeated="4"/>
          <table:table-cell table:formula="of:=[.K39]/[.M39]" office:value-type="float" office:value="59803.5520465218">
            <text:p>59803.55</text:p>
          </table:table-cell>
          <table:table-cell table:formula="of:=[.K39]/(1+SQRT([.S39]))" office:value-type="float" office:value="859.413648989025">
            <text:p>859.4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500">
            <text:p>9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69">
            <text:p>3099.69</text:p>
          </table:table-cell>
          <table:table-cell office:value-type="float" office:value="0.0370581">
            <text:p>0.04</text:p>
          </table:table-cell>
          <table:table-cell office:value-type="float" office:value="13.79">
            <text:p>13.79</text:p>
          </table:table-cell>
          <table:table-cell office:value-type="float" office:value="0.0340528">
            <text:p>0.03</text:p>
          </table:table-cell>
          <table:table-cell office:value-type="float" office:value="208450">
            <text:p>208450</text:p>
          </table:table-cell>
          <table:table-cell office:value-type="float" office:value="0.780774">
            <text:p>0.78</text:p>
          </table:table-cell>
          <table:table-cell office:value-type="float" office:value="3.5615">
            <text:p>3.56</text:p>
          </table:table-cell>
          <table:table-cell office:value-type="float" office:value="403.426">
            <text:p>403.43</text:p>
          </table:table-cell>
          <table:table-cell table:number-columns-repeated="4"/>
          <table:table-cell table:formula="of:=[.K40]/[.M40]" office:value-type="float" office:value="58528.7098132809">
            <text:p>58528.71</text:p>
          </table:table-cell>
          <table:table-cell table:formula="of:=[.K40]/(1+SQRT([.S40]))" office:value-type="float" office:value="858.076439827811">
            <text:p>858.0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750">
            <text:p>9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68">
            <text:p>3099.68</text:p>
          </table:table-cell>
          <table:table-cell office:value-type="float" office:value="0.0377297">
            <text:p>0.04</text:p>
          </table:table-cell>
          <table:table-cell office:value-type="float" office:value="13.8271">
            <text:p>13.83</text:p>
          </table:table-cell>
          <table:table-cell office:value-type="float" office:value="0.0347562">
            <text:p>0.03</text:p>
          </table:table-cell>
          <table:table-cell office:value-type="float" office:value="205766">
            <text:p>205766</text:p>
          </table:table-cell>
          <table:table-cell office:value-type="float" office:value="0.782057">
            <text:p>0.78</text:p>
          </table:table-cell>
          <table:table-cell office:value-type="float" office:value="3.58836">
            <text:p>3.59</text:p>
          </table:table-cell>
          <table:table-cell office:value-type="float" office:value="401.149">
            <text:p>401.15</text:p>
          </table:table-cell>
          <table:table-cell table:number-columns-repeated="4"/>
          <table:table-cell table:formula="of:=[.K41]/[.M41]" office:value-type="float" office:value="57342.6300594143">
            <text:p>57342.63</text:p>
          </table:table-cell>
          <table:table-cell table:formula="of:=[.K41]/(1+SQRT([.S41]))" office:value-type="float" office:value="855.706775294992">
            <text:p>855.7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68">
            <text:p>3099.68</text:p>
          </table:table-cell>
          <table:table-cell office:value-type="float" office:value="0.0383865">
            <text:p>0.04</text:p>
          </table:table-cell>
          <table:table-cell office:value-type="float" office:value="13.859">
            <text:p>13.86</text:p>
          </table:table-cell>
          <table:table-cell office:value-type="float" office:value="0.0354315">
            <text:p>0.04</text:p>
          </table:table-cell>
          <table:table-cell office:value-type="float" office:value="203035">
            <text:p>203035</text:p>
          </table:table-cell>
          <table:table-cell office:value-type="float" office:value="0.783312">
            <text:p>0.78</text:p>
          </table:table-cell>
          <table:table-cell office:value-type="float" office:value="3.61493">
            <text:p>3.61</text:p>
          </table:table-cell>
          <table:table-cell office:value-type="float" office:value="398.798">
            <text:p>398.8</text:p>
          </table:table-cell>
          <table:table-cell table:number-columns-repeated="4"/>
          <table:table-cell table:formula="of:=[.K42]/[.M42]" office:value-type="float" office:value="56165.6795567272">
            <text:p>56165.68</text:p>
          </table:table-cell>
          <table:table-cell table:formula="of:=[.K42]/(1+SQRT([.S42]))" office:value-type="float" office:value="853.113345710873">
            <text:p>853.1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250">
            <text:p>10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68">
            <text:p>3099.68</text:p>
          </table:table-cell>
          <table:table-cell office:value-type="float" office:value="0.0388685">
            <text:p>0.04</text:p>
          </table:table-cell>
          <table:table-cell office:value-type="float" office:value="13.8724">
            <text:p>13.87</text:p>
          </table:table-cell>
          <table:table-cell office:value-type="float" office:value="0.0350298">
            <text:p>0.04</text:p>
          </table:table-cell>
          <table:table-cell office:value-type="float" office:value="199709">
            <text:p>199709</text:p>
          </table:table-cell>
          <table:table-cell office:value-type="float" office:value="0.784068">
            <text:p>0.78</text:p>
          </table:table-cell>
          <table:table-cell office:value-type="float" office:value="3.6311">
            <text:p>3.63</text:p>
          </table:table-cell>
          <table:table-cell office:value-type="float" office:value="395.709">
            <text:p>395.71</text:p>
          </table:table-cell>
          <table:table-cell table:number-columns-repeated="4"/>
          <table:table-cell table:formula="of:=[.K43]/[.M43]" office:value-type="float" office:value="54999.5869020407">
            <text:p>54999.59</text:p>
          </table:table-cell>
          <table:table-cell table:formula="of:=[.K43]/(1+SQRT([.S43]))" office:value-type="float" office:value="847.949552638384">
            <text:p>847.9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500">
            <text:p>10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67">
            <text:p>3099.67</text:p>
          </table:table-cell>
          <table:table-cell office:value-type="float" office:value="0.0409051">
            <text:p>0.04</text:p>
          </table:table-cell>
          <table:table-cell office:value-type="float" office:value="13.9276">
            <text:p>13.93</text:p>
          </table:table-cell>
          <table:table-cell office:value-type="float" office:value="0.0382337">
            <text:p>0.04</text:p>
          </table:table-cell>
          <table:table-cell office:value-type="float" office:value="196551">
            <text:p>196551</text:p>
          </table:table-cell>
          <table:table-cell office:value-type="float" office:value="0.785175">
            <text:p>0.79</text:p>
          </table:table-cell>
          <table:table-cell office:value-type="float" office:value="3.65495">
            <text:p>3.65</text:p>
          </table:table-cell>
          <table:table-cell office:value-type="float" office:value="392.845">
            <text:p>392.85</text:p>
          </table:table-cell>
          <table:table-cell table:number-columns-repeated="4"/>
          <table:table-cell table:formula="of:=[.K44]/[.M44]" office:value-type="float" office:value="53776.6590514234">
            <text:p>53776.66</text:p>
          </table:table-cell>
          <table:table-cell table:formula="of:=[.K44]/(1+SQRT([.S44]))" office:value-type="float" office:value="843.936154423847">
            <text:p>843.9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750">
            <text:p>10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67">
            <text:p>3099.67</text:p>
          </table:table-cell>
          <table:table-cell office:value-type="float" office:value="0.0420651">
            <text:p>0.04</text:p>
          </table:table-cell>
          <table:table-cell office:value-type="float" office:value="13.9649">
            <text:p>13.96</text:p>
          </table:table-cell>
          <table:table-cell office:value-type="float" office:value="0.0395034">
            <text:p>0.04</text:p>
          </table:table-cell>
          <table:table-cell office:value-type="float" office:value="193539">
            <text:p>193539</text:p>
          </table:table-cell>
          <table:table-cell office:value-type="float" office:value="0.786661">
            <text:p>0.79</text:p>
          </table:table-cell>
          <table:table-cell office:value-type="float" office:value="3.68738">
            <text:p>3.69</text:p>
          </table:table-cell>
          <table:table-cell office:value-type="float" office:value="390.192">
            <text:p>390.19</text:p>
          </table:table-cell>
          <table:table-cell table:number-columns-repeated="4"/>
          <table:table-cell table:formula="of:=[.K45]/[.M45]" office:value-type="float" office:value="52486.8605893616">
            <text:p>52486.86</text:p>
          </table:table-cell>
          <table:table-cell table:formula="of:=[.K45]/(1+SQRT([.S45]))" office:value-type="float" office:value="841.107810231324">
            <text:p>841.1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000">
            <text:p>11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7">
            <text:p>3099.57</text:p>
          </table:table-cell>
          <table:table-cell office:value-type="float" office:value="0.0368831">
            <text:p>0.04</text:p>
          </table:table-cell>
          <table:table-cell office:value-type="float" office:value="14.0936">
            <text:p>14.09</text:p>
          </table:table-cell>
          <table:table-cell office:value-type="float" office:value="0.0327619">
            <text:p>0.03</text:p>
          </table:table-cell>
          <table:table-cell office:value-type="float" office:value="189600">
            <text:p>189600</text:p>
          </table:table-cell>
          <table:table-cell office:value-type="float" office:value="0.78465">
            <text:p>0.78</text:p>
          </table:table-cell>
          <table:table-cell office:value-type="float" office:value="3.64359">
            <text:p>3.64</text:p>
          </table:table-cell>
          <table:table-cell office:value-type="float" office:value="385.707">
            <text:p>385.71</text:p>
          </table:table-cell>
          <table:table-cell table:number-columns-repeated="4"/>
          <table:table-cell table:formula="of:=[.K46]/[.M46]" office:value-type="float" office:value="52036.5902859542">
            <text:p>52036.59</text:p>
          </table:table-cell>
          <table:table-cell table:formula="of:=[.K46]/(1+SQRT([.S46]))" office:value-type="float" office:value="827.530940325628">
            <text:p>827.5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250">
            <text:p>11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8">
            <text:p>3099.58</text:p>
          </table:table-cell>
          <table:table-cell office:value-type="float" office:value="0.0372581">
            <text:p>0.04</text:p>
          </table:table-cell>
          <table:table-cell office:value-type="float" office:value="14.1271">
            <text:p>14.13</text:p>
          </table:table-cell>
          <table:table-cell office:value-type="float" office:value="0.0331269">
            <text:p>0.03</text:p>
          </table:table-cell>
          <table:table-cell office:value-type="float" office:value="186538">
            <text:p>186538</text:p>
          </table:table-cell>
          <table:table-cell office:value-type="float" office:value="0.786222">
            <text:p>0.79</text:p>
          </table:table-cell>
          <table:table-cell office:value-type="float" office:value="3.67776">
            <text:p>3.68</text:p>
          </table:table-cell>
          <table:table-cell office:value-type="float" office:value="382.962">
            <text:p>382.96</text:p>
          </table:table-cell>
          <table:table-cell table:number-columns-repeated="4"/>
          <table:table-cell table:formula="of:=[.K47]/[.M47]" office:value-type="float" office:value="50720.5472896546">
            <text:p>50720.55</text:p>
          </table:table-cell>
          <table:table-cell table:formula="of:=[.K47]/(1+SQRT([.S47]))" office:value-type="float" office:value="824.61501878988">
            <text:p>824.6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500">
            <text:p>11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8">
            <text:p>3099.58</text:p>
          </table:table-cell>
          <table:table-cell office:value-type="float" office:value="0.0376374">
            <text:p>0.04</text:p>
          </table:table-cell>
          <table:table-cell office:value-type="float" office:value="14.1592">
            <text:p>14.16</text:p>
          </table:table-cell>
          <table:table-cell office:value-type="float" office:value="0.0334794">
            <text:p>0.03</text:p>
          </table:table-cell>
          <table:table-cell office:value-type="float" office:value="183674">
            <text:p>183674</text:p>
          </table:table-cell>
          <table:table-cell office:value-type="float" office:value="0.788099">
            <text:p>0.79</text:p>
          </table:table-cell>
          <table:table-cell office:value-type="float" office:value="3.71919">
            <text:p>3.72</text:p>
          </table:table-cell>
          <table:table-cell office:value-type="float" office:value="380.465">
            <text:p>380.47</text:p>
          </table:table-cell>
          <table:table-cell table:number-columns-repeated="4"/>
          <table:table-cell table:formula="of:=[.K48]/[.M48]" office:value-type="float" office:value="49385.4844737698">
            <text:p>49385.48</text:p>
          </table:table-cell>
          <table:table-cell table:formula="of:=[.K48]/(1+SQRT([.S48]))" office:value-type="float" office:value="822.807303922542">
            <text:p>822.8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750">
            <text:p>11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9">
            <text:p>3099.59</text:p>
          </table:table-cell>
          <table:table-cell office:value-type="float" office:value="0.0380552">
            <text:p>0.04</text:p>
          </table:table-cell>
          <table:table-cell office:value-type="float" office:value="14.197">
            <text:p>14.2</text:p>
          </table:table-cell>
          <table:table-cell office:value-type="float" office:value="0.0338637">
            <text:p>0.03</text:p>
          </table:table-cell>
          <table:table-cell office:value-type="float" office:value="180733">
            <text:p>180733</text:p>
          </table:table-cell>
          <table:table-cell office:value-type="float" office:value="0.789674">
            <text:p>0.79</text:p>
          </table:table-cell>
          <table:table-cell office:value-type="float" office:value="3.75452">
            <text:p>3.75</text:p>
          </table:table-cell>
          <table:table-cell office:value-type="float" office:value="377.784">
            <text:p>377.78</text:p>
          </table:table-cell>
          <table:table-cell table:number-columns-repeated="4"/>
          <table:table-cell table:formula="of:=[.K49]/[.M49]" office:value-type="float" office:value="48137.4449996271">
            <text:p>48137.44</text:p>
          </table:table-cell>
          <table:table-cell table:formula="of:=[.K49]/(1+SQRT([.S49]))" office:value-type="float" office:value="820.013486404583">
            <text:p>820.0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9">
            <text:p>3099.59</text:p>
          </table:table-cell>
          <table:table-cell office:value-type="float" office:value="0.038465">
            <text:p>0.04</text:p>
          </table:table-cell>
          <table:table-cell office:value-type="float" office:value="14.2259">
            <text:p>14.23</text:p>
          </table:table-cell>
          <table:table-cell office:value-type="float" office:value="0.0342267">
            <text:p>0.03</text:p>
          </table:table-cell>
          <table:table-cell office:value-type="float" office:value="177819">
            <text:p>177819</text:p>
          </table:table-cell>
          <table:table-cell office:value-type="float" office:value="0.790748">
            <text:p>0.79</text:p>
          </table:table-cell>
          <table:table-cell office:value-type="float" office:value="3.77893">
            <text:p>3.78</text:p>
          </table:table-cell>
          <table:table-cell office:value-type="float" office:value="374.98">
            <text:p>374.98</text:p>
          </table:table-cell>
          <table:table-cell table:number-columns-repeated="4"/>
          <table:table-cell table:formula="of:=[.K50]/[.M50]" office:value-type="float" office:value="47055.38340218">
            <text:p>47055.38</text:p>
          </table:table-cell>
          <table:table-cell table:formula="of:=[.K50]/(1+SQRT([.S50]))" office:value-type="float" office:value="815.973461601256">
            <text:p>815.97</text:p>
          </table:table-cell>
        </table:table-row>
      </table:table>
      <table:table table:name="Error" table:style-name="ta1" table:print="false">
        <table:shapes>
          <draw:frame draw:z-index="0" draw:style-name="gr1" svg:width="5in" svg:height="5in" svg:x="0in" svg:y="0in">
            <draw:object draw:notify-on-update-of-ranges="Data.H1:Data.H1 Data.H2:Data.H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" table:style-name="ta1" table:print="false">
        <table:shapes>
          <draw:frame draw:z-index="0" draw:style-name="gr1" svg:width="5in" svg:height="5in" svg:x="0in" svg:y="0in">
            <draw:object draw:notify-on-update-of-ranges="Data.K1:Data.K1 Data.K2:Data.K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 + B" table:style-name="ta1" table:print="false">
        <table:shapes>
          <draw:frame draw:z-index="0" draw:style-name="gr1" svg:width="5in" svg:height="5in" svg:x="0in" svg:y="0in">
            <draw:object draw:notify-on-update-of-ranges="Data.L1:Data.L1 Data.L1:Data.L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B" table:style-name="ta1" table:print="false">
        <table:shapes>
          <draw:frame draw:z-index="0" draw:style-name="gr1" svg:width="5in" svg:height="5in" svg:x="0in" svg:y="0in">
            <draw:object draw:notify-on-update-of-ranges="Data.M1:Data.M1 Data.M2:Data.M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qrt(S+B)" table:style-name="ta1" table:print="false">
        <table:shapes>
          <draw:frame draw:z-index="0" draw:style-name="gr1" svg:width="5in" svg:height="5in" svg:x="0in" svg:y="0in">
            <draw:object draw:notify-on-update-of-ranges="Data.N1:Data.N1 Data.N2:Data.N3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named-expressions>
        <table:named-range table:name="BB" table:base-cell-address="$Data.$B$1" table:cell-range-address="$Data.$B$2:.$B$65521"/>
      </table:named-expressions>
      <table:database-ranges>
        <table:database-range table:target-range-address="Data.A1:Data.N6552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2/28/2013</text:date>, <text:time>14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8T14:48:51</dc:date>
    <dc:creator>Jack Wimberley</dc:creator>
    <meta:generator>OpenOffice.org/3.1$Unix OpenOffice.org_project/310m19$Build-9420</meta:generator>
    <meta:editing-duration>PT23H17M19S</meta:editing-duration>
    <meta:editing-cycles>14</meta:editing-cycles>
    <meta:document-statistic meta:table-count="6" meta:cell-count="83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474cm" svg:y="6.068cm" chart:style-name="ch2"/>
        <chart:plot-area chart:style-name="ch3" table:cell-range-address="Data.H1:Data.H27" chart:data-source-has-labels="row" svg:x="0.254cm" svg:y="0.254cm" svg:width="9.967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H2:Data.H27" chart:label-cell-address="Data.H1:Data.H1" chart:class="chart:scatte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H1:Data.H1">Mean Err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7226">
                <text:p text:id="Data.H2:Data.H27">0.03272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27226">
                <text:p>0.0327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7317">
                <text:p>0.0327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7506">
                <text:p>0.0327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27771">
                <text:p>0.0327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8068">
                <text:p>0.03280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8303">
                <text:p>0.0328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874">
                <text:p>0.032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928">
                <text:p>0.032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992">
                <text:p>0.032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30448">
                <text:p>0.0330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31392">
                <text:p>0.0331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32475">
                <text:p>0.0332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656">
                <text:p>0.0333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503">
                <text:p>0.033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585cm" svg:y="6.068cm" chart:style-name="ch2"/>
        <chart:plot-area chart:style-name="ch3" table:cell-range-address="Data.K1:Data.K27" chart:data-source-has-labels="row" svg:x="0.254cm" svg:y="0.254cm" svg:width="11.07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K2:Data.K27" chart:label-cell-address="Data.K1:Data.K1" chart:class="chart:scatte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K1:Data.K1">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596">
                <text:p text:id="Data.K2:Data.K27">2435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3487">
                <text:p>243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246">
                <text:p>243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925">
                <text:p>242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2581">
                <text:p>2425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141">
                <text:p>24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651">
                <text:p>241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988">
                <text:p>240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303">
                <text:p>240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502">
                <text:p>239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8561">
                <text:p>238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7499">
                <text:p>237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318">
                <text:p>2363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985">
                <text:p>234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712cm" svg:y="6.068cm" chart:style-name="ch2"/>
        <chart:plot-area chart:style-name="ch3" table:cell-range-address="Data.L1:Data.L27" chart:data-source-has-labels="row" svg:x="0.254cm" svg:y="0.254cm" svg:width="10.20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L1:Data.L27" chart:label-cell-address="Data.L1:Data.L1" chart:class="chart:scatter"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L1:Data.L1">S/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Data.L1:Data.L27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4959">
                <text:p>0.754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5217">
                <text:p>0.755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5448">
                <text:p>0.755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584">
                <text:p>0.75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6421">
                <text:p>0.756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7031">
                <text:p>0.75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7858">
                <text:p>0.757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8438">
                <text:p>0.758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59401">
                <text:p>0.759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0157">
                <text:p>0.760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0895">
                <text:p>0.760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19">
                <text:p>0.76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2896">
                <text:p>0.762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3715">
                <text:p>0.7637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294cm" svg:y="6.068cm" chart:style-name="ch2"/>
        <chart:plot-area chart:style-name="ch3" table:cell-range-address="Data.M1:Data.M27" chart:data-source-has-labels="row" svg:x="0.254cm" svg:y="0.254cm" svg:width="10.787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M2:Data.M27" chart:label-cell-address="Data.M1:Data.M1" chart:class="chart:scatte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M1:Data.M1">S/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8094">
                <text:p text:id="Data.M2:Data.M27">3.08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8094">
                <text:p>3.08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8525">
                <text:p>3.08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8911">
                <text:p>3.08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9567">
                <text:p>3.09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0545">
                <text:p>3.10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1575">
                <text:p>3.11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981">
                <text:p>3.12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3972">
                <text:p>3.13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563">
                <text:p>3.1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694">
                <text:p>3.1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8227">
                <text:p>3.18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9992">
                <text:p>3.19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1756">
                <text:p>3.21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3218">
                <text:p>3.232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236cm" svg:y="6.068cm" chart:style-name="ch2"/>
        <chart:plot-area chart:style-name="ch3" table:cell-range-address="Data.N1:Data.N38" chart:data-source-has-labels="row" svg:x="0.254cm" svg:y="0.254cm" svg:width="9.729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N2:Data.N38" chart:label-cell-address="Data.N1:Data.N1" chart:class="chart:scatter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N1:Data.N1">S/sqrt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8.841">
                <text:p text:id="Data.N2:Data.N38">428.8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8.841">
                <text:p>428.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8.819">
                <text:p>428.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8.672">
                <text:p>428.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.501">
                <text:p>428.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.362">
                <text:p>428.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8.145">
                <text:p>428.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7.946">
                <text:p>427.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7.522">
                <text:p>427.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7.184">
                <text:p>427.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6.684">
                <text:p>426.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6.052">
                <text:p>426.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5.383">
                <text:p>425.3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4.601">
                <text:p>424.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3.629">
                <text:p>423.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2.658">
                <text:p>422.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.546">
                <text:p>421.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.447">
                <text:p>420.4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.343">
                <text:p>419.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8.217">
                <text:p>418.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6.986">
                <text:p>416.9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5.662">
                <text:p>415.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3.863">
                <text:p>413.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1.985">
                <text:p>411.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9.624">
                <text:p>389.6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7.77">
                <text:p>407.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921cm" svg:y="3.218cm" chart:style-name="ch2"/>
        <chart:plot-area chart:style-name="ch3" table:cell-range-address="Data.T2:Data.T50" svg:x="0.16cm" svg:y="0.14cm" svg:width="5.60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T2:Data.T50" chart:class="chart:scatter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3.246698636563">
                <text:p text:id="Data.T2:Data.T50">863.246698636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3.246698636563">
                <text:p>863.24669863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.654178477956">
                <text:p>863.654178477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3.763050757667">
                <text:p>863.763050757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4.10369176206">
                <text:p>864.10369176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4.847535735904">
                <text:p>864.847535735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5.486671866358">
                <text:p>865.486671866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6.549002897802">
                <text:p>866.549002897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6.719169856818">
                <text:p>866.719169856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7.755986938388">
                <text:p>867.755986938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8.092705400148">
                <text:p>868.092705400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8.130356779314">
                <text:p>868.130356779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8.578838801493">
                <text:p>868.5788388014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8.784718371248">
                <text:p>868.784718371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8.280662253927">
                <text:p>868.280662253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8.252610133369">
                <text:p>868.252610133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7.836356023748">
                <text:p>867.836356023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7.801171047779">
                <text:p>867.801171047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7.839829107509">
                <text:p>867.839829107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8.036780584994">
                <text:p>868.0367805849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7.687299972788">
                <text:p>867.687299972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7.243917095497">
                <text:p>867.243917095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6.045860163292">
                <text:p>866.045860163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5.331557574899">
                <text:p>865.331557574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8.375341176554">
                <text:p>758.3753411765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1.643898300604">
                <text:p>861.643898300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9.413648989025">
                <text:p>859.413648989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8.076439827811">
                <text:p>858.076439827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5.706775294992">
                <text:p>855.706775294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.113345710873">
                <text:p>853.113345710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7.949552638384">
                <text:p>847.949552638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3.936154423847">
                <text:p>843.9361544238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1.107810231324">
                <text:p>841.107810231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7.530940325628">
                <text:p>827.530940325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4.61501878988">
                <text:p>824.61501878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2.807303922542">
                <text:p>822.807303922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0.013486404583">
                <text:p>820.013486404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5.973461601256">
                <text:p>815.9734616012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